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StoreConnectionJpa.createDeploymentUn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StoreConnectionJpa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Jpa.ConfStoreConnectionJpa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StoreConnectionJpa.getDeploymentUn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Jpa.setVersion( lo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StoreConnectionJpa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StoreConnectionJpa.getDeploymen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Jpa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Jpa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Jpa.getNex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